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cabf" officeooo:paragraph-rsid="0019cabf"/>
    </style:style>
    <style:style style:name="P2" style:family="paragraph" style:parent-style-name="Standard">
      <style:text-properties officeooo:rsid="0019cabf" officeooo:paragraph-rsid="0019cabf"/>
    </style:style>
    <style:style style:name="P3" style:family="paragraph" style:parent-style-name="Standard">
      <style:text-properties officeooo:rsid="001b2a63" officeooo:paragraph-rsid="001b2a63"/>
    </style:style>
    <style:style style:name="T1" style:family="text">
      <style:text-properties officeooo:rsid="001ab6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szę uruchamiać rozwiązanie korzystając z Java(TM) Platform SE binary z użyciem JAVA 8.</text:p>
      <text:p text:style-name="P1"/>
      <text:p text:style-name="P1">Program był realizowany za pomocą IntelliJ IDEA.</text:p>
      <text:p text:style-name="P1"/>
      <text:p text:style-name="P3">Schemat komunikacji wygląda tak jak w dostarczonym dla studentów dokumencie z opisem projektu.</text:p>
      <text:p text:style-name="P1"/>
      <text:p text:style-name="P1">Wszystkie funkcje pracują poprawnie, nie stwierdziłem istnienia żadnych bugów.</text:p>
      <text:p text:style-name="P1"/>
      <text:p text:style-name="P1">Uwagi autora: Jako, że jest to pierwsze zadanie, które oddaję, nie jestem do końca pewien co powinny zawierać pliki opisowe. Jestem więc gotowy na wszelkie uwagi na ten temat i za pozwoleniem <text:span text:style-name="T1">gotowy do</text:span> ewentualn<text:span text:style-name="T1">ego</text:span> dosłani<text:span text:style-name="T1">a </text:span>brakujących elementów opisowych. Dlatego też zwracam się ze szczególną prośbą łagodniejszego spojrzenia na program i mam nadzieję, że <text:span text:style-name="T1">załączone</text:span> dokumenty będą zadowalające w <text:span text:style-name="T1">stopniu wystarczającym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22:49:25.556260032</meta:creation-date>
    <dc:date>2015-12-23T23:32:19.060616031</dc:date>
    <meta:editing-duration>PT5M8S</meta:editing-duration>
    <meta:editing-cycles>3</meta:editing-cycles>
    <meta:generator>LibreOffice/5.0.2.2$Linux_X86_64 LibreOffice_project/00m0$Build-2</meta:generator>
    <meta:document-statistic meta:table-count="0" meta:image-count="0" meta:object-count="0" meta:page-count="1" meta:paragraph-count="5" meta:word-count="103" meta:character-count="730" meta:non-whitespace-character-count="632"/>
  </office:meta>
</office:document-meta>
</file>